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left" draw:textarea-vertical-align="top" draw:auto-grow-height="false"/>
    </style:style>
    <style:style style:name="gr2" style:family="graphic" style:parent-style-name="standard">
      <style:graphic-properties svg:stroke-width="0.1cm" svg:stroke-color="#0000ff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542cm"/>
    </style:style>
    <style:style style:name="gr4" style:family="graphic" style:parent-style-name="standard">
      <style:graphic-properties draw:fill="none" draw:textarea-horizontal-align="left" draw:textarea-vertical-align="top" draw:auto-grow-height="false"/>
    </style:style>
    <style:style style:name="gr5" style:family="graphic" style:parent-style-name="standard">
      <style:graphic-properties svg:stroke-width="0.1cm" svg:stroke-color="#0000ff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15cm"/>
    </style:style>
    <style:style style:name="gr8" style:family="graphic" style:parent-style-name="standard">
      <style:graphic-properties svg:stroke-width="0.1cm" svg:stroke-color="#000000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fo:min-height="0.79cm"/>
    </style:style>
    <style:style style:name="gr11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91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start">
        <style:tab-stops>
          <style:tab-stop style:position="0.518cm"/>
        </style:tab-stops>
      </style:paragraph-properties>
    </style:style>
    <style:style style:name="P7" style:family="paragraph">
      <style:paragraph-properties fo:text-align="start"/>
      <style:text-properties fo:color="#99006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990066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384cm" svg:height="3.814cm" svg:x="3.715cm" svg:y="1.446cm">
          <text:p text:style-name="P1"><text:span text:style-name="T1">Load balance group</text:span></text:p>
          <text:p text:style-name="P1"><text:span text:style-name="T1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01cm" svg:y1="6.406cm" svg:x2="16.785cm" svg:y2="6.416cm">
          <text:p/>
        </draw:line>
        <draw:frame draw:style-name="gr3" draw:text-style-name="P4" draw:layer="layout" svg:width="3.042cm" svg:height="1.191cm" svg:x="11.071cm" svg:y="6.435cm">
          <draw:text-box>
            <text:p><text:span text:style-name="T2">10.2.1.0/24 <text:s/></text:span></text:p>
            <text:p><text:span text:style-name="T3">VBox Internal</text:span></text:p>
          </draw:text-box>
        </draw:frame>
        <draw:custom-shape draw:style-name="gr4" draw:text-style-name="P2" draw:layer="layout" svg:width="3.548cm" svg:height="2cm" svg:x="13.422cm" svg:y="2.082cm">
          <text:p text:style-name="P1"><text:span text:style-name="T1">db01</text:span></text:p>
          <text:p text:style-name="P1"><text:span text:style-name="T4">mysql DB server</text:span></text:p>
          <text:p text:style-name="P1"><text:span text:style-name="T1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.673cm" svg:y1="6.395cm" svg:x2="14.673cm" svg:y2="4.103cm">
          <text:p/>
        </draw:line>
        <draw:frame draw:style-name="gr6" draw:text-style-name="P5" draw:layer="layout" svg:width="1.975cm" svg:height="1.039cm" svg:x="14.553cm" svg:y="4.026cm">
          <draw:text-box>
            <text:p><text:span text:style-name="T5"/></text:p>
            <text:p><text:span text:style-name="T5">10.2.1.40</text:span></text:p>
          </draw:text-box>
        </draw:frame>
        <draw:custom-shape draw:style-name="gr4" draw:text-style-name="P2" draw:layer="layout" svg:width="7.978cm" svg:height="2.601cm" svg:x="2.809cm" svg:y="8.741cm">
          <text:p text:style-name="P1"><text:span text:style-name="T1">lb01</text:span></text:p>
          <text:p text:style-name="P6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084cm" svg:y1="8.735cm" svg:x2="4.084cm" svg:y2="6.443cm">
          <text:p/>
        </draw:line>
        <draw:frame draw:style-name="gr6" draw:text-style-name="P5" draw:layer="layout" svg:width="1.975cm" svg:height="1.039cm" svg:x="3.933cm" svg:y="7.953cm">
          <draw:text-box>
            <text:p><text:span text:style-name="T5">10.2.1.10</text:span></text:p>
          </draw:text-box>
        </draw:frame>
        <draw:frame draw:style-name="gr7" draw:text-style-name="P5" draw:layer="layout" svg:width="2.915cm" svg:height="1.039cm" svg:x="3.941cm" svg:y="11.351cm">
          <draw:text-box>
            <text:p><text:span text:style-name="T5">10.1.1.10</text:span></text:p>
          </draw:text-box>
        </draw:frame>
        <draw:line draw:style-name="gr8" draw:text-style-name="P3" draw:layer="layout" svg:x1="2.01cm" svg:y1="12.707cm" svg:x2="13.041cm" svg:y2="12.657cm">
          <text:p/>
        </draw:line>
        <draw:line draw:style-name="gr9" draw:text-style-name="P3" draw:layer="layout" svg:x1="4.084cm" svg:y1="12.735cm" svg:x2="4.111cm" svg:y2="11.38cm">
          <text:p/>
        </draw:line>
        <draw:frame draw:style-name="gr10" draw:text-style-name="P7" draw:layer="layout" svg:width="7.208cm" svg:height="1.04cm" svg:x="3.137cm" svg:y="9.5cm">
          <draw:text-box>
            <text:p text:style-name="P1"><text:span text:style-name="T4">haproxy load balancer</text:span></text:p>
          </draw:text-box>
        </draw:frame>
        <draw:custom-shape draw:style-name="gr11" draw:text-style-name="P2" draw:layer="layout" svg:width="3.293cm" svg:height="2cm" svg:x="8.322cm" svg:y="2.107cm">
          <text:p text:style-name="P1"><text:span text:style-name="T1">w02</text:span></text:p>
          <text:p text:style-name="P1"><text:span text:style-name="T4">httpd web sever</text:span></text:p>
          <text:p text:style-name="P1"><text:span text:style-name="T1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573cm" svg:y1="6.42cm" svg:x2="9.573cm" svg:y2="4.128cm">
          <text:p/>
        </draw:line>
        <draw:frame draw:style-name="gr6" draw:text-style-name="P5" draw:layer="layout" svg:width="1.975cm" svg:height="1.039cm" svg:x="9.453cm" svg:y="4.051cm">
          <draw:text-box>
            <text:p><text:span text:style-name="T5"/></text:p>
            <text:p><text:span text:style-name="T5">10.2.1.21</text:span></text:p>
          </draw:text-box>
        </draw:frame>
        <draw:custom-shape draw:style-name="gr11" draw:text-style-name="P2" draw:layer="layout" svg:width="3.293cm" svg:height="2cm" svg:x="4.222cm" svg:y="2.132cm">
          <text:p text:style-name="P1"><text:span text:style-name="T1">w01</text:span></text:p>
          <text:p text:style-name="P1"><text:span text:style-name="T4">httpd web sever</text:span></text:p>
          <text:p text:style-name="P1"><text:span text:style-name="T1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473cm" svg:y1="6.445cm" svg:x2="5.473cm" svg:y2="4.153cm">
          <text:p/>
        </draw:line>
        <draw:frame draw:style-name="gr6" draw:text-style-name="P5" draw:layer="layout" svg:width="1.975cm" svg:height="1.039cm" svg:x="5.353cm" svg:y="4.076cm">
          <draw:text-box>
            <text:p><text:span text:style-name="T5"/></text:p>
            <text:p><text:span text:style-name="T5">10.2.1.20</text:span></text:p>
          </draw:text-box>
        </draw:frame>
        <draw:frame draw:style-name="gr12" draw:text-style-name="P4" draw:layer="layout" svg:width="3.419cm" svg:height="1.191cm" svg:x="2.279cm" svg:y="12.817cm">
          <draw:text-box>
            <text:p><text:span text:style-name="T2">10.1.1.0/24 <text:s/></text:span></text:p>
            <text:p><text:span text:style-name="T3">VBox Host-onl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6-21T11:56:11</meta:creation-date>
    <dc:date>2017-12-15T17:50:36</dc:date>
    <meta:editing-duration>PT2H14M15S</meta:editing-duration>
    <meta:editing-cycles>27</meta:editing-cycles>
    <meta:generator>OpenOffice/4.1.3$Unix OpenOffice.org_project/413m1$Build-9783</meta:generator>
    <dc:creator>james long</dc:creator>
    <meta:document-statistic meta:object-count="20"/>
  </office:meta>
</office:document-meta>
</file>